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eptari de joan</text:p>
      <text:h text:style-name="Heading_20_1" text:outline-level="1">primers</text:h>
      <text:h text:style-name="Heading_20_2" text:outline-level="2">amanida</text:h>
      <text:h text:style-name="Heading_20_2" text:outline-level="2">gaspatxo</text:h>
      <text:h text:style-name="Heading_20_1" text:outline-level="1">segons</text:h>
      <text:h text:style-name="Heading_20_2" text:outline-level="2">arròs al forn</text:h>
      <text:h text:style-name="Heading_20_2" text:outline-level="2">fideuà</text:h>
      <text:h text:style-name="Heading_20_1" text:outline-level="1">postres</text:h>
      <text:h text:style-name="Heading_20_2" text:outline-level="2">sopa de síndria</text:h>
      <text:h text:style-name="Heading_20_2" text:outline-level="2">mel i mató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Izn#rdo</meta:initial-creator>
    <meta:creation-date>2016-11-09T18:55:11.724557643</meta:creation-date>
    <dc:date>2016-11-09T18:57:24.311408746</dc:date>
    <dc:creator>Joan Izn#rdo</dc:creator>
    <meta:editing-duration>PT2M12S</meta:editing-duration>
    <meta:editing-cycles>1</meta:editing-cycles>
    <meta:document-statistic meta:table-count="0" meta:image-count="0" meta:object-count="0" meta:page-count="1" meta:paragraph-count="10" meta:word-count="18" meta:character-count="96" meta:non-whitespace-character-count="88"/>
    <meta:generator>LibreOffice/5.0.6.2$Linux_X86_64 LibreOffice_project/00$Build-2</meta:generator>
  </office:meta>
</office:document-meta>
</file>